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ntium Basic" svg:font-family="'Gentium Basic', Georgia, 'Times New Roman'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2873d" officeooo:paragraph-rsid="0012873d"/>
    </style:style>
    <style:style style:name="P2" style:family="paragraph" style:parent-style-name="Standard">
      <style:text-properties fo:color="#000000" officeooo:rsid="0015106e" officeooo:paragraph-rsid="0015106e"/>
    </style:style>
    <style:style style:name="P3" style:family="paragraph" style:parent-style-name="Standard">
      <style:text-properties fo:color="#000000" fo:font-weight="bold" officeooo:paragraph-rsid="0015106e"/>
    </style:style>
    <style:style style:name="P4" style:family="paragraph" style:parent-style-name="Standard">
      <style:text-properties fo:color="#000000" fo:font-weight="bold" officeooo:rsid="0015106e" officeooo:paragraph-rsid="0015106e" style:font-weight-asian="bold" style:font-weight-complex="bold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3e7a5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5106e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444444" style:font-name="Gentium Basic" fo:font-size="15pt" fo:letter-spacing="normal" fo:font-style="normal" style:text-underline-style="none" fo:font-weight="normal" style:font-style-asian="normal" style:font-style-complex="normal"/>
    </style:style>
    <style:style style:name="T12" style:family="text">
      <style:text-properties fo:font-variant="normal" fo:text-transform="none" fo:color="#444444" style:font-name="Gentium Basic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444444" style:font-name="Liberation Serif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444444" style:font-name="Liberation Serif" fo:font-size="12pt" fo:letter-spacing="normal" fo:font-style="normal" style:text-underline-style="none" fo:font-weight="normal" officeooo:rsid="0018115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444444" style:font-name="Liberation Serif" fo:font-size="12pt" fo:letter-spacing="normal" fo:font-style="normal" style:text-underline-style="none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444444" style:font-name="Liberation Serif" fo:font-size="12pt" fo:letter-spacing="normal" fo:font-style="normal" style:text-underline-style="none" officeooo:rsid="0018115e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font-name="Liberation Serif" fo:font-size="12pt" fo:letter-spacing="normal" fo:font-style="normal" style:text-underline-style="none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8115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y </text:span><text:span text:style-name="T3">Rust</text:span><text:span text:style-name="T2"> class Note:</text:span></text:p>
      <text:p text:style-name="P1"><text:span text:style-name="T2"/></text:p>
      <text:p text:style-name="P2"><text:span text:style-name="T4">1. </text:span><text:span text:style-name="T1">cargo new &lt;folder name&gt; </text:span><text:span text:style-name="T6">This create a new folder including the cargo component (Cargo.toml)</text:span></text:p>
      <text:p text:style-name="P2"><text:span text:style-name="T7">2.</text:span><text:span text:style-name="T6"> </text:span><text:span text:style-name="T1">cargo run </text:span><text:span text:style-name="T6"><text:s/>this will run the program</text:span></text:p>
      <text:p text:style-name="P3"><text:span text:style-name="T9">3. </text:span><text:span text:style-name="T17">#![allow(non_snake_case)] </text:span><text:span text:style-name="T18">This will allow you to have uppercase in your identifier. Must be included at the beginning of the script.</text:span></text:p>
      <text:p text:style-name="P4"><text:span text:style-name="T8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ntium Basic" svg:font-family="'Gentium Basic', Georgia, 'Times New Roman'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01:02:14.757865260</meta:creation-date>
    <dc:date>2022-12-12T02:54:21.531692084</dc:date>
    <meta:editing-duration>PT10M2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48" meta:character-count="288" meta:non-whitespace-character-count="242"/>
  </office:meta>
</office:document-meta>
</file>